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a900" officeooo:paragraph-rsid="001aa900"/>
    </style:style>
    <style:style style:name="P2" style:family="paragraph" style:parent-style-name="Standard">
      <style:text-properties officeooo:rsid="001aa900" officeooo:paragraph-rsid="001dd68e"/>
    </style:style>
    <style:style style:name="T1" style:family="text">
      <style:text-properties officeooo:rsid="00182d99"/>
    </style:style>
    <style:style style:name="T2" style:family="text">
      <style:text-properties officeooo:rsid="0019e4a0"/>
    </style:style>
    <style:style style:name="T3" style:family="text">
      <style:text-properties officeooo:rsid="001dd68e"/>
    </style:style>
    <style:style style:name="T4" style:family="text">
      <style:text-properties officeooo:rsid="001e4a89"/>
    </style:style>
    <style:style style:name="T5" style:family="text">
      <style:text-properties officeooo:rsid="0020436b"/>
    </style:style>
    <style:style style:name="T6" style:family="text">
      <style:text-properties officeooo:rsid="0021bd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Para la recolección de información del lavadero se utilizaron dos métodos de recolección de información, el primero utilizado por cuestiones de distancia al mismo fue a través de WhatsApp donde se le hicieron algunas preguntas, que por cuestiones de tiempo del propietario del lavadero demoró en responder aunque siempre hubo buena predisposición de parte del propietario. Las preguntas por la vía de mensaje fue bastante exitosa aunque para conocer mejor el manejo del lenguaje interno del lavadero y la jerarquía fui a observar durante aproximadamente una hora como trabajan los chicos y como están organizados, fue todo con presencia del propietario y con la falta de uno de los empleados del sector de lavadero. Cuando terminaron de forma parcial con un vehículo del sector de detailing el propietario hizo una entrevista muy informal conmigo y me permitió sacarle fotos a unas planillas de Excel que el utiliza de forma diaria, teniendo 3 distintas, una para caja, otra inventario y otra donde registra los gastos del local. </text:span><text:span text:style-name="T2">Durante la entrevista se le mostró la página web que estaba realizando hasta el momento, algo que le gusto muchísimo de tener y en la charla surgió una inquietud con respecto al turnero por lo que decidí enfocar su web a un uso por parte del propietario y no accesible a clientes salvo una construcción estática donde solamente puedan realizar consultas vía web y la gestión de turnos sea por parte de el. Se le dio la idea de que el turnero por parte del cliente sea solo aceptado si el mismo realiza el pago del servicio solicitado y que no sean todos los servicios accesibles.</text:span></text:p>
      <text:p text:style-name="Standard"/>
      <text:p text:style-name="P1">Requerimientos:</text:p>
      <text:p text:style-name="P1">1- Gestión de <text:span text:style-name="T3">turno</text:span>.</text:p>
      <text:p text:style-name="P2">2- Gestión de <text:span text:style-name="T3">cliente.</text:span></text:p>
      <text:p text:style-name="P2">3- Gestión de <text:span text:style-name="T3">vehiculo</text:span></text:p>
      <text:p text:style-name="P1">4- Gestión de <text:span text:style-name="T3">cobros</text:span></text:p>
      <text:p text:style-name="P1">5- Gestión de <text:span text:style-name="T4">entrega</text:span></text:p>
      <text:p text:style-name="P1">6- Gestión de <text:span text:style-name="T4">insumos</text:span></text:p>
      <text:p text:style-name="P1">7- Gestión de <text:span text:style-name="T5">pedidos</text:span></text:p>
      <text:p text:style-name="P1">8- Reportes de caja</text:p>
      <text:p text:style-name="P1">9- Control de stock</text:p>
      <text:p text:style-name="P1">10- <text:span text:style-name="T6">Gestión de precio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8:13:28.904000000</meta:creation-date>
    <dc:date>2023-05-03T19:07:01.148000000</dc:date>
    <meta:editing-duration>PT53M29S</meta:editing-duration>
    <meta:editing-cycles>8</meta:editing-cycles>
    <meta:generator>LibreOffice/7.5.2.2$Windows_X86_64 LibreOffice_project/53bb9681a964705cf672590721dbc85eb4d0c3a2</meta:generator>
    <meta:document-statistic meta:table-count="0" meta:image-count="0" meta:object-count="0" meta:page-count="1" meta:paragraph-count="12" meta:word-count="313" meta:character-count="1832" meta:non-whitespace-character-count="1530"/>
  </office:meta>
</office:document-meta>
</file>